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811in"/>
    </style:style>
    <style:style style:name="co3" style:family="table-column">
      <style:table-column-properties fo:break-before="auto" style:column-width="3.561in"/>
    </style:style>
    <style:style style:name="co5" style:family="table-column">
      <style:table-column-properties fo:break-before="auto" style:column-width="4.9047in"/>
    </style:style>
    <style:style style:name="co6" style:family="table-column">
      <style:table-column-properties fo:break-before="auto" style:column-width="1.310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00cccc" fo:border-left="0.0008in solid #000000" fo:border-right="none" style:shadow="none" fo:border-top="0.0008in solid #000000"/>
    </style:style>
    <style:style style:name="ce2" style:family="table-cell" style:parent-style-name="Default">
      <style:table-cell-properties fo:border-bottom="0.0008in solid #000000" fo:background-color="#00cccc" fo:border-left="none" fo:border-right="none" style:shadow="none" fo:border-top="0.0008in solid #000000"/>
    </style:style>
    <style:style style:name="ce3" style:family="table-cell" style:parent-style-name="Default">
      <style:table-cell-properties fo:border-bottom="0.0008in solid #000000" fo:background-color="#00cccc" fo:wrap-option="wrap" fo:border-left="none" fo:border-right="0.0008in solid #000000" style:shadow="none" fo:border-top="0.0008in solid #000000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ce4"/>
        <table:table-column table:style-name="co6" table:default-cell-style-name="Default"/>
        <table:table-row table:style-name="ro3">
          <table:table-cell table:style-name="ce1" office:value-type="string">
            <text:p>Spec ID</text:p>
          </table:table-cell>
          <table:table-cell table:style-name="ce2" office:value-type="string">
            <text:p>Specification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Test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Working request API </text:p>
          </table:table-cell>
          <table:table-cell office:value-type="string">
            <text:p>Handle requests to Riot servers of the following sort: player details, player's games, static data (champions/items/summoner spells)</text:p>
          </table:table-cell>
          <table:table-cell office:value-type="string">
            <text:p>test_riotapi_py.py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Gamedata grabber</text:p>
          </table:table-cell>
          <table:table-cell office:value-type="string">
            <text:p>Grabs, sorts, stores data from the pulled requests in lists for use in database.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5">06/05/2014</text:date>, <text:time>18:4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hendran Nadesan</meta:initial-creator>
    <meta:creation-date>2014-05-26T17:03:42.04</meta:creation-date>
    <dc:date>2014-06-05T18:42:02.76</dc:date>
    <dc:creator>Mahendran Nadesan</dc:creator>
    <meta:editing-duration>PT2H39M38S</meta:editing-duration>
    <meta:editing-cycles>2</meta:editing-cycles>
    <meta:generator>OpenOffice/4.0.0$Win32 OpenOffice.org_project/400m3$Build-9702</meta:generator>
    <meta:document-statistic meta:table-count="3" meta:cell-count="11" meta:object-count="0"/>
  </office:meta>
</office:document-meta>
</file>